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81cm" table:align="left"/>
    </style:style>
    <style:style style:name="Tabelle1.A" style:family="table-column">
      <style:table-column-properties style:column-width="5.329cm"/>
    </style:style>
    <style:style style:name="Tabelle1.B" style:family="table-column">
      <style:table-column-properties style:column-width="5.11cm"/>
    </style:style>
    <style:style style:name="Tabelle1.C" style:family="table-column">
      <style:table-column-properties style:column-width="6.542cm"/>
    </style:style>
    <style:style style:name="Tabelle1.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le1.B1" style:family="table-cell">
      <style:table-cell-properties fo:padding-left="0.191cm" fo:padding-right="0.191cm" fo:padding-top="0cm" fo:padding-bottom="0cm" fo:border="0.018cm solid #000000" style:writing-mode="lr-tb"/>
    </style:style>
    <style:style style:name="Tabelle2" style:family="table">
      <style:table-properties style:width="15.984cm" fo:margin-left="0cm" table:align="left"/>
    </style:style>
    <style:style style:name="Tabelle2.A" style:family="table-column">
      <style:table-column-properties style:column-width="7.992cm"/>
    </style:style>
    <style:style style:name="Tabelle2.A1" style:family="table-cell">
      <style:table-cell-properties fo:padding-left="0.191cm" fo:padding-right="0.191cm" fo:padding-top="0cm" fo:padding-bottom="0cm" fo:border="0.018cm solid #000000" style:writing-mode="lr-tb"/>
    </style:style>
    <style:style style:name="Tabelle3" style:family="table">
      <style:table-properties style:width="15.984cm" fo:margin-left="0cm" table:align="left"/>
    </style:style>
    <style:style style:name="Tabelle3.A" style:family="table-column">
      <style:table-column-properties style:column-width="3.196cm"/>
    </style:style>
    <style:style style:name="Tabelle3.B" style:family="table-column">
      <style:table-column-properties style:column-width="2.408cm"/>
    </style:style>
    <style:style style:name="Tabelle3.C" style:family="table-column">
      <style:table-column-properties style:column-width="3.657cm"/>
    </style:style>
    <style:style style:name="Tabelle3.D" style:family="table-column">
      <style:table-column-properties style:column-width="3.223cm"/>
    </style:style>
    <style:style style:name="Tabelle3.E" style:family="table-column">
      <style:table-column-properties style:column-width="3.501cm"/>
    </style:style>
    <style:style style:name="Tabelle3.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le3.D1" style:family="table-cell">
      <style:table-cell-properties fo:padding-left="0.191cm" fo:padding-right="0.191cm" fo:padding-top="0cm" fo:padding-bottom="0cm" fo:border="0.018cm solid #000000" style:writing-mode="lr-tb"/>
    </style:style>
    <style:style style:name="Tabelle4" style:family="table">
      <style:table-properties style:width="15.984cm" fo:margin-left="0cm" table:align="left"/>
    </style:style>
    <style:style style:name="Tabelle4.A" style:family="table-column">
      <style:table-column-properties style:column-width="5.329cm"/>
    </style:style>
    <style:style style:name="Tabelle4.B" style:family="table-column">
      <style:table-column-properties style:column-width="5.327cm"/>
    </style:style>
    <style:style style:name="Tabelle4.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fo:padding-left="0.191cm" fo:padding-right="0.191cm" fo:padding-top="0cm" fo:padding-bottom="0cm" fo:border="0.018cm solid #000000" style:writing-mode="lr-tb"/>
    </style:style>
    <style:style style:name="Tabelle4.6" style:family="table-row">
      <style:table-row-properties style:min-row-height="0.123cm"/>
    </style:style>
    <style:style style:name="P1" style:family="paragraph" style:parent-style-name="Standard">
      <style:paragraph-properties fo:text-align="justify" style:justify-single-word="false"/>
    </style:style>
    <style:style style:name="P2" style:family="paragraph" style:parent-style-name="Standard" style:list-style-name="L2">
      <style:paragraph-properties fo:text-align="justify" style:justify-single-word="false"/>
    </style:style>
    <style:style style:name="P3" style:family="paragraph" style:parent-style-name="Standard">
      <style:paragraph-properties fo:text-align="justify" style:justify-single-word="false"/>
      <style:text-properties style:font-name="Arial" fo:font-size="12pt" style:font-size-asian="12pt" style:font-name-complex="Arial"/>
    </style:style>
    <style:style style:name="P4"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5" style:family="paragraph" style:parent-style-name="Standard">
      <style:paragraph-properties fo:text-align="justify" style:justify-single-word="false"/>
      <style:text-properties style:font-name="Arial" fo:font-size="12pt" fo:language="en" fo:country="US" style:font-size-asian="12pt" style:font-name-complex="Arial"/>
    </style:style>
    <style:style style:name="P6" style:family="paragraph" style:parent-style-name="Standard">
      <style:paragraph-properties fo:margin-top="0cm" fo:margin-bottom="0cm" fo:line-height="100%" fo:text-align="justify" style:justify-single-word="false"/>
      <style:text-properties style:font-name="Arial" fo:font-size="12pt" style:font-size-asian="12pt" style:font-name-complex="Arial" style:font-size-complex="12pt"/>
    </style:style>
    <style:style style:name="P7" style:family="paragraph" style:parent-style-name="Standard">
      <style:paragraph-properties fo:margin-top="0cm" fo:margin-bottom="0cm" fo:line-height="100%" fo:text-align="start"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justify" style:justify-single-word="false"/>
      <style:text-properties style:font-name="Arial" fo:font-size="12pt" style:font-size-asian="12pt" style:font-name-complex="Arial" style:font-size-complex="12pt"/>
    </style:style>
    <style:style style:name="P9" style:family="paragraph" style:parent-style-name="Standard">
      <style:paragraph-properties fo:margin-top="0cm" fo:margin-bottom="0cm" fo:line-height="100%" fo:text-align="justify" style:justify-single-word="false"/>
      <style:text-properties style:font-name="Arial" fo:font-size="12pt" style:font-size-asian="12pt" style:font-name-complex="Arial"/>
    </style:style>
    <style:style style:name="P10" style:family="paragraph" style:parent-style-name="Standard">
      <style:paragraph-properties fo:margin-top="0cm" fo:margin-bottom="0cm" fo:line-height="100%" fo:text-align="justify" style:justify-single-word="false"/>
      <style:text-properties style:font-name="Arial" fo:font-size="12pt" style:font-size-asian="12pt" style:font-name-complex="Arial"/>
    </style:style>
    <style:style style:name="P11" style:family="paragraph" style:parent-style-name="Standard">
      <style:paragraph-properties fo:margin-top="0cm" fo:margin-bottom="0cm" fo:text-align="justify" style:justify-single-word="false"/>
      <style:text-properties style:font-name="Arial" fo:font-size="12pt" style:font-size-asian="12pt" style:font-name-complex="Arial"/>
    </style:style>
    <style:style style:name="P12" style:family="paragraph" style:parent-style-name="Standard">
      <style:paragraph-properties fo:margin-top="0cm" fo:margin-bottom="0cm" fo:line-height="100%" fo:text-align="justify" style:justify-single-word="false"/>
      <style:text-properties style:font-name="Arial" fo:font-size="12pt" fo:font-weight="bold" style:font-size-asian="12pt" style:font-weight-asian="bold" style:font-name-complex="Arial"/>
    </style:style>
    <style:style style:name="P13" style:family="paragraph" style:parent-style-name="Standard">
      <style:paragraph-properties fo:margin-top="0cm" fo:margin-bottom="0cm" fo:line-height="100%" fo:text-align="justify" style:justify-single-word="false"/>
      <style:text-properties style:font-name="Arial" fo:font-size="12pt" fo:font-weight="bold" style:font-size-asian="12pt" style:font-weight-asian="bold" style:font-name-complex="Arial" style:font-size-complex="12pt" style:font-weight-complex="bold"/>
    </style:style>
    <style:style style:name="P14" style:family="paragraph" style:parent-style-name="Standard">
      <style:paragraph-properties fo:margin-top="0cm" fo:margin-bottom="0cm" fo:line-height="100%" fo:text-align="justify" style:justify-single-word="false"/>
      <style:text-properties style:font-name="Arial" fo:font-size="12pt" fo:font-weight="bold" style:font-size-asian="12pt" style:font-weight-asian="bold" style:font-name-complex="Arial" style:font-weight-complex="bold"/>
    </style:style>
    <style:style style:name="P15" style:family="paragraph" style:parent-style-name="Standard">
      <style:paragraph-properties fo:margin-top="0cm" fo:margin-bottom="0cm" fo:text-align="justify" style:justify-single-word="fals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style>
    <style:style style:name="P16" style:family="paragraph" style:parent-style-name="Standard">
      <style:paragraph-properties fo:margin-top="0cm" fo:margin-bottom="0cm" fo:line-height="100%" fo:text-align="justify" style:justify-single-word="false"/>
      <style:text-properties style:font-name="Arial" fo:font-size="12pt" fo:font-weight="normal" style:font-size-asian="12pt" style:font-weight-asian="normal" style:font-name-complex="Arial" style:font-weight-complex="normal"/>
    </style:style>
    <style:style style:name="P17" style:family="paragraph" style:parent-style-name="Standard">
      <style:paragraph-properties fo:margin-top="0cm" fo:margin-bottom="0cm" fo:text-align="justify" style:justify-single-word="false"/>
      <style:text-properties style:font-name="Arial" fo:font-size="12pt" fo:language="en" fo:country="US" style:text-underline-style="solid" style:text-underline-width="auto" style:text-underline-color="font-color" style:text-underline-mode="continuous" style:text-overline-mode="continuous" style:text-line-through-mode="continuous" style:font-size-asian="12pt" style:font-name-complex="Arial"/>
    </style:style>
    <style:style style:name="P18" style:family="paragraph" style:parent-style-name="Standard">
      <style:paragraph-properties fo:margin-top="0cm" fo:margin-bottom="0cm" fo:line-height="100%" fo:text-align="justify" style:justify-single-word="false"/>
    </style:style>
    <style:style style:name="P19" style:family="paragraph" style:parent-style-name="Standard">
      <style:paragraph-properties fo:margin-top="0cm" fo:margin-bottom="0cm" fo:text-align="justify" style:justify-single-word="false"/>
    </style:style>
    <style:style style:name="P20" style:family="paragraph" style:parent-style-name="Standard" style:master-page-name="">
      <style:paragraph-properties fo:margin-top="0cm" fo:margin-bottom="0cm" fo:line-height="100%" fo:text-align="justify" style:justify-single-word="false" style:page-number="auto" fo:break-before="page"/>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style>
    <style:style style:name="P22" style:family="paragraph" style:parent-style-name="Listenabsatz" style:list-style-name="L1">
      <style:paragraph-properties fo:text-align="justify" style:justify-single-word="false"/>
      <style:text-properties style:font-name="Arial" fo:font-size="12pt" style:font-size-asian="12pt" style:font-name-complex="Arial"/>
    </style:style>
    <style:style style:name="P23" style:family="paragraph" style:parent-style-name="Listenabsatz">
      <style:paragraph-properties fo:margin-left="0cm" fo:margin-right="0cm" fo:text-align="justify" style:justify-single-word="false" fo:text-indent="0cm" style:auto-text-indent="false"/>
      <style:text-properties style:font-name="Arial" fo:font-size="12pt" style:font-size-asian="12pt" style:font-name-complex="Arial"/>
    </style:style>
    <style:style style:name="P24" style:family="paragraph" style:parent-style-name="Footnote">
      <style:text-properties style:font-name="Arial"/>
    </style:style>
    <style:style style:name="P25" style:family="paragraph" style:parent-style-name="Footnote">
      <style:paragraph-properties fo:margin-top="0cm" fo:margin-bottom="0cm"/>
    </style:style>
    <style:style style:name="P26" style:family="paragraph" style:parent-style-name="Heading_20_3">
      <style:paragraph-properties fo:margin-top="0cm" fo:margin-bottom="0cm" fo:line-height="100%" fo:text-align="justify" style:justify-single-word="false"/>
      <style:text-properties style:font-name="Arial" fo:font-size="12pt" fo:font-weight="normal" style:font-size-asian="12pt" style:font-weight-asian="normal" style:font-name-complex="Arial" style:font-weight-complex="normal"/>
    </style:style>
    <style:style style:name="P27" style:family="paragraph" style:parent-style-name="Heading_20_3">
      <style:paragraph-properties fo:margin-top="0cm" fo:margin-bottom="0cm" fo:line-height="100%" fo:text-align="justify" style:justify-single-word="false"/>
      <style:text-properties style:font-name="Arial" fo:font-size="12pt" fo:font-style="normal" fo:font-weight="normal" style:font-size-asian="12pt" style:font-style-asian="normal" style:font-weight-asian="normal" style:font-name-complex="Arial" style:font-style-complex="normal" style:font-weight-complex="normal"/>
    </style:style>
    <style:style style:name="T1" style:family="text">
      <style:text-properties style:font-name="Arial" fo:font-size="12pt" style:font-size-asian="12pt" style:font-name-complex="Arial"/>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fo:font-weight="bold" style:font-size-asian="12pt" style:font-weight-asian="bold" style:font-name-complex="Arial"/>
    </style:style>
    <style:style style:name="T4" style:family="text">
      <style:text-properties style:font-name="Arial" fo:font-size="12pt" fo:font-weight="normal" style:font-size-asian="12pt" style:font-weight-asian="normal" style:font-name-complex="Arial" style:font-weight-complex="normal"/>
    </style:style>
    <style:style style:name="T5" style:family="text">
      <style:text-properties style:font-name="Arial" fo:font-size="12pt" fo:font-style="italic" fo:font-weight="normal" style:font-size-asian="12pt" style:font-style-asian="italic" style:font-weight-asian="normal" style:font-name-complex="Arial" style:font-style-complex="italic" style:font-weight-complex="normal"/>
    </style:style>
    <style:style style:name="T6" style:family="text">
      <style:text-properties style:font-name="Arial" fo:font-size="12pt" fo:font-style="italic" style:font-size-asian="12pt" style:font-style-asian="italic" style:font-name-complex="Arial" style:font-style-complex="italic"/>
    </style:style>
    <style:style style:name="T7" style:family="text">
      <style:text-properties style:font-name="Arial" fo:font-size="12pt" fo:font-style="normal" fo:font-weight="normal" style:font-size-asian="12pt" style:font-style-asian="normal" style:font-weight-asian="normal" style:font-name-complex="Arial" style:font-style-complex="normal" style:font-weight-complex="normal"/>
    </style:style>
    <style:style style:name="T8" style:family="text">
      <style:text-properties style:font-name="Arial" fo:font-size="12pt" fo:font-style="normal" style:font-size-asian="12pt" style:font-style-asian="normal" style:font-name-complex="Arial" style:font-style-complex="normal"/>
    </style:style>
    <style:style style:name="T9" style:family="text">
      <style:text-properties style:font-name="Arial" fo:font-size="12pt" fo:font-style="normal" style:font-size-asian="12pt" style:font-style-asian="normal" style:font-name-complex="Arial" style:font-size-complex="12pt" style:font-style-complex="normal"/>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style:text-underline-style="solid" style:text-underline-width="auto" style:text-underline-color="font-color" style:text-underline-mode="continuous" style:text-overline-mode="continuous" style:text-line-through-mode="continuous"/>
    </style:style>
    <style:style style:name="T15" style:family="text">
      <style:text-properties fo:language="en" fo:country="U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3">X. Gegebenheiten am Markt analysieren</text:span></text:p>
      <text:p text:style-name="P18"><text:span text:style-name="T3"/></text:p>
      <text:p text:style-name="P21"><text:span text:style-name="Absatz-Standardschriftart"><text:span text:style-name="T4">Da unser Produkt eine Webapplikation – mit dem Ziel Menschen bei ihrem Zeitmanagement im privaten oder beruflichen Bereich zu helfen – ist, ist unser Absatzmark das Internet.</text:span></text:span></text:p>
      <text:p text:style-name="P21"><text:span text:style-name="Absatz-Standardschriftart"><text:span text:style-name="T1">Aufgrund dessen Beschaffenheit ist die potenzielle Kunden Anzahl zwar sehr hoch und wird tagtäglich größer, jedoch ist der Markt für Produkte unsere Art schon sehr gesättigt. Es ist daher wichtig, dass wir uns durch besondere Merkmale wie Features, Design und <text:s/>von der Konkurrenz abheben kann.</text:span></text:span></text:p>
      <text:p text:style-name="P21"><text:span text:style-name="Absatz-Standardschriftart"><text:span text:style-name="T1"/></text:span></text:p>
      <text:p text:style-name="P12">X. Konkrete Einschätzung der Konkurrenz</text:p>
      <text:p text:style-name="P9"><text:s/><text:line-break/>Im folgenden werden wir auf sechs Konkrete Konkurrenzunternehmen, ihre Produkte und wie sie diese vertreiben eingehen. </text:p>
      <text:p text:style-name="P9">Davon basieren zwei auf dem, auch von uns gewählten, Ansatz von <text:span text:style-name="T10">Kanban</text:span>, zwei orientieren sich an dem Erstellen einer <text:span text:style-name="T10">Todo-Liste</text:span> und die letzten beiden richten sich nach dem <text:span text:style-name="T10">Getting Thinks Done-</text:span><text:span text:style-name="T12">Prinzip</text:span>. Für die Auswahl dieser Firmen gab es folgende Kriterien:</text:p>
      <text:p text:style-name="P9"/>
      <text:list xml:id="list5094866050885396412" text:style-name="L1">
        <text:list-item>
          <text:p text:style-name="P22">Sie mussten auf der ersten oder zweiten Seite bei Google zu finden sein.</text:p>
        </text:list-item>
        <text:list-item>
          <text:p text:style-name="P22">Sie mussten mit dem Browser bedienbar sein (z. B. keine reinen Mobile-Apps).</text:p>
        </text:list-item>
        <text:list-item>
          <text:p text:style-name="P22">Es werden Moderne Webtechnologien, wie z. B. HMLT5 verwendet</text:p>
        </text:list-item>
      </text:list>
      <text:p text:style-name="P23"/>
      <text:p text:style-name="P15">X.1 Kanban Zeitmanagement Idee:</text:p>
      <text:p text:style-name="P15"/>
      <text:p text:style-name="P11">X.1.2 <text:span text:style-name="T10">Kanbanize</text:span><text:span text:style-name="T10"><text:note text:id="ftn1" text:note-class="footnote"><text:note-citation>1</text:note-citation><text:note-body><text:p text:style-name="P24">https://kanbanize.com/ctrl_aboutus</text:p></text:note-body></text:note></text:span></text:p>
      <text:p text:style-name="P11"/>
      <text:p text:style-name="P19"><text:span text:style-name="Absatz-Standardschriftart"><text:span text:style-name="T1">Kanbanize ist ein Unternehmen, welches 2008 gegründet wurde. </text:span></text:span></text:p>
      <text:p text:style-name="P19"><text:span text:style-name="Absatz-Standardschriftart"><text:span text:style-name="T1">Es bietet sein gleichnamiges Produkt mit den Basis Funktionen als Freeware an. Um weitere Features nutzen zu können, muss man sich zu einem der, in verschieden Plänen gestaffelten, Upgrades entscheiden. Die Upgrades orientieren sich an 4 Faktoren:</text:span></text:span></text:p>
      <text:list xml:id="list3323508543532108444" text:style-name="L2">
        <text:list-item>
          <text:p text:style-name="P2"><text:span text:style-name="Absatz-Standardschriftart"><text:span text:style-name="T7">Sicherheit: T</text:span></text:span><text:span text:style-name="Absatz-Standardschriftart"><text:span text:style-name="T8">ägliche</text:span></text:span><text:span text:style-name="Absatz-Standardschriftart"><text:span text:style-name="T1"> Backups, eine </text:span></text:span><text:span text:style-name="Absatz-Standardschriftart"><text:span text:style-name="T6">https-</text:span></text:span><text:span text:style-name="Absatz-Standardschriftart"><text:span text:style-name="T1">Domain die Möglichkeit Daten zu exportieren</text:span></text:span></text:p>
        </text:list-item>
        <text:list-item>
          <text:p text:style-name="P2"><text:span text:style-name="Absatz-Standardschriftart"><text:span text:style-name="T5">Analyse</text:span></text:span><text:span text:style-name="Absatz-Standardschriftart"><text:span text:style-name="T7">: Bietet</text:span></text:span><text:span text:style-name="Absatz-Standardschriftart"><text:span text:style-name="T1"> Möglichkeit die Maße von eingegebenen Daten möglichst schnell und effektiv zu verarbeiten. </text:span></text:span></text:p>
        </text:list-item>
        <text:list-item>
          <text:p text:style-name="P2"><text:span text:style-name="Absatz-Standardschriftart"><text:span text:style-name="T5">User Anzahl:</text:span></text:span><text:span text:style-name="Absatz-Standardschriftart"><text:span text:style-name="T4"> J</text:span></text:span><text:span text:style-name="Absatz-Standardschriftart"><text:span text:style-name="T1">e nachdem, welchen Plan man nimmt, steigt die Anzahl der Nutzer, welche das System benutzen können </text:span></text:span></text:p>
        </text:list-item>
        <text:list-item>
          <text:p text:style-name="P2"><text:span text:style-name="Absatz-Standardschriftart"><text:span text:style-name="T7">Support: M</text:span></text:span><text:span text:style-name="Absatz-Standardschriftart"><text:span text:style-name="T8">it</text:span></text:span><text:span text:style-name="Absatz-Standardschriftart"><text:span text:style-name="T1"> einem Upgrade hat man automatisch Anspruch auf Updates des Produktes und </text:span></text:span><text:span text:style-name="Absatz-Standardschriftart"><text:span text:style-name="T2">Hilfe bei Fragen zum Produkt.</text:span></text:span></text:p>
        </text:list-item>
      </text:list>
      <text:p text:style-name="P1"><text:span text:style-name="Absatz-Standardschriftart"><text:span text:style-name="T2"/></text:span></text:p>
      <text:p text:style-name="P1"><text:soft-page-break/><text:span text:style-name="Absatz-Standardschriftart"><text:span text:style-name="T2">Die zur Verfügung stehenden Pläne können Sie der folgenden Tabelle</text:span></text:span><text:span text:style-name="Absatz-Standardschriftart"><text:span text:style-name="T2"><text:note text:id="ftn0" text:note-class="footnote"><text:note-citation>2</text:note-citation><text:note-body><text:p text:style-name="P25"><text:span text:style-name="T13">Den genauen Umfang der einzelnen Pläne finden Sie auf </text:span><text:a xlink:type="simple" xlink:href="https://kanbanize.com/ctrl_needmore"><text:span text:style-name="T13">https://kanbanize.com/ctrl_needmore</text:span></text:a></text:p></text:note-body></text:note></text:span></text:span><text:span text:style-name="Absatz-Standardschriftart"><text:span text:style-name="T2"> entnehmen:</text:spa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13">Plan</text:p>
          </table:table-cell>
          <table:table-cell table:style-name="Tabelle1.B1" office:value-type="string">
            <text:p text:style-name="P13">Benutzeranzahl</text:p>
          </table:table-cell>
          <table:table-cell table:style-name="Tabelle1.B1" office:value-type="string">
            <text:p text:style-name="P13">Preis in $ pro Monat</text:p>
          </table:table-cell>
        </table:table-row>
        <table:table-row>
          <table:table-cell table:style-name="Tabelle1.A1" office:value-type="string">
            <text:p text:style-name="P6">Start</text:p>
          </table:table-cell>
          <table:table-cell table:style-name="Tabelle1.B1" office:value-type="string">
            <text:p text:style-name="P6">1-5</text:p>
          </table:table-cell>
          <table:table-cell table:style-name="Tabelle1.B1" office:value-type="string">
            <text:p text:style-name="P6">9</text:p>
          </table:table-cell>
        </table:table-row>
        <table:table-row>
          <table:table-cell table:style-name="Tabelle1.A1" office:value-type="string">
            <text:p text:style-name="P6">Team</text:p>
          </table:table-cell>
          <table:table-cell table:style-name="Tabelle1.B1" office:value-type="string">
            <text:p text:style-name="P6">6-15</text:p>
          </table:table-cell>
          <table:table-cell table:style-name="Tabelle1.B1" office:value-type="string">
            <text:p text:style-name="P6">49</text:p>
          </table:table-cell>
        </table:table-row>
        <table:table-row>
          <table:table-cell table:style-name="Tabelle1.A1" office:value-type="string">
            <text:p text:style-name="P6">Group</text:p>
          </table:table-cell>
          <table:table-cell table:style-name="Tabelle1.B1" office:value-type="string">
            <text:p text:style-name="P6">16-25</text:p>
          </table:table-cell>
          <table:table-cell table:style-name="Tabelle1.B1" office:value-type="string">
            <text:p text:style-name="P6">99</text:p>
          </table:table-cell>
        </table:table-row>
        <table:table-row>
          <table:table-cell table:style-name="Tabelle1.A1" office:value-type="string">
            <text:p text:style-name="P6">Business</text:p>
          </table:table-cell>
          <table:table-cell table:style-name="Tabelle1.B1" office:value-type="string">
            <text:p text:style-name="P6">26-50</text:p>
          </table:table-cell>
          <table:table-cell table:style-name="Tabelle1.B1" office:value-type="string">
            <text:p text:style-name="P6">149</text:p>
          </table:table-cell>
        </table:table-row>
        <table:table-row>
          <table:table-cell table:style-name="Tabelle1.A1" office:value-type="string">
            <text:p text:style-name="P6">Enterprise</text:p>
          </table:table-cell>
          <table:table-cell table:style-name="Tabelle1.B1" office:value-type="string">
            <text:p text:style-name="P6">51-100</text:p>
            <text:p text:style-name="P6">(max. 200)</text:p>
          </table:table-cell>
          <table:table-cell table:style-name="Tabelle1.B1" office:value-type="string">
            <text:p text:style-name="P6">249 </text:p>
            <text:p text:style-name="P7">(+2$ pro zusätzlichen Nutzer)</text:p>
          </table:table-cell>
        </table:table-row>
      </table:table>
      <text:p text:style-name="P4"/>
      <text:p text:style-name="P8">Um das Zeitmanagement des Nutzers zu verbessern bietet Kanbanize folgende Funktionalitäten.<text:line-break/>Es gibt ein „<text:span text:style-name="T12">Ticket Board“, welches</text:span> in 3 Kategorien eingeteilt ist. </text:p>
      <text:p text:style-name="P8">Die Erste ist „Todo“, wo alle Aufgaben gesammelt, welche erledigt werden müssen. </text:p>
      <text:p text:style-name="P8">In „in progress“ werden die Aufgaben verschoben, wenn Sie bearbeitet werden, wobei es möglich ist diesen Arbeitsschritt noch in Unterkategorien zu unterteilen. <text:s/>Ein Beispiel wäre dafür eine Fehlerbeschreibung an das Support Team. </text:p>
      <text:p text:style-name="P8">Dort könnte die Unterteilung so aussehen: Fehler suche, Fehler Auswertung, Fehler Behebung. Diese Unterkategorien können mit einem Aufgabenlimit belegt werden, sodass dort nicht eine Aufgabenflut herrscht. </text:p>
      <text:p text:style-name="P8">Die letzte Kategorie ist „done“. Hier befinden sich alle Aufgaben, sobald sie erledigt worden sind. </text:p>
      <text:p text:style-name="P8">Weitere Einstellungsmöglichkeiten für Aufgaben beinhalten ihr Zuweisen an bestimmte Personen, sie können in verschiedene kleinere Aufgaben unterteilt und mit einander verknüpft werden und man kann ihnen verschiedene Labels und Farben zuweisen, damit man Sie auf dem Board besser erkennen und unterscheiden kann.</text:p>
      <text:p text:style-name="P4"/>
      <text:p text:style-name="P3">X.1.3 <text:span text:style-name="T10">Fog Creek Software</text:span><text:span text:style-name="T10"><text:note text:id="ftn2" text:note-class="footnote"><text:note-citation>3</text:note-citation><text:note-body><text:p text:style-name="P24">http://www.fogcreek.com/</text:p></text:note-body></text:note></text:span></text:p>
      <text:p text:style-name="P11">Diese Unternehmen wurde 2000 gegründet. Sie bieten ihr Produkt <text:span text:style-name="T10">Trello</text:span><text:span text:style-name="T10"><text:note text:id="ftn3" text:note-class="footnote"><text:note-citation>4</text:note-citation><text:note-body><text:p text:style-name="P24">https://trello.com/</text:p></text:note-body></text:note></text:span> mit einem sehr umfangreichen Funktionspaket als Freeware an. Käuflich erwerben kann man zwei verschiedene Pakete. </text:p>
      <text:p text:style-name="P11">Zum einem das „Trello Gold“ Angebot, welches einem erlaubt aus mehreren Layouts das für sich beste herauszusuchen, eigene Sticker und emoji zu erstellen und den zur Verfügung stehenden <text:span text:style-name="T12">Webspace</text:span> erhöht. </text:p>
      <text:p text:style-name="P11">Dieses Angebot richtet sich an Leute die viel mit Bildern kommunizieren oder mit der normalen Arbeitsumgebung nicht zufrieden sind. </text:p>
      <text:p text:style-name="P11"/>
      <text:p text:style-name="P11"><text:soft-page-break/>Das zweite Angebot „Trello Business Class“ richtet sich an Firmen. Es biet die Möglichkeit der <text:span text:style-name="T10">Google Apps</text:span><text:span text:style-name="T10"><text:note text:id="ftn4" text:note-class="footnote"><text:note-citation>5</text:note-citation><text:note-body><text:p text:style-name="P24">http://www.google.de/intx/de/enterprise/apps/business/</text:p></text:note-body></text:note></text:span> Integration, des Datenexports und weiterreichende Administrative Verwaltungsmöglichkeiten.</text:p>
      <text:p text:style-name="P11"/>
      <table:table table:name="Tabelle2" table:style-name="Tabelle2">
        <table:table-column table:style-name="Tabelle2.A" table:number-columns-repeated="2"/>
        <table:table-row>
          <table:table-cell table:style-name="Tabelle2.A1" office:value-type="string">
            <text:p text:style-name="P14">Plan</text:p>
          </table:table-cell>
          <table:table-cell table:style-name="Tabelle2.A1" office:value-type="string">
            <text:p text:style-name="P14">Preis in $ pro Monat</text:p>
          </table:table-cell>
        </table:table-row>
        <table:table-row>
          <table:table-cell table:style-name="Tabelle2.A1" office:value-type="string">
            <text:p text:style-name="P9">Trello Gold</text:p>
          </table:table-cell>
          <table:table-cell table:style-name="Tabelle2.A1" office:value-type="string">
            <text:p text:style-name="P9">5</text:p>
          </table:table-cell>
        </table:table-row>
        <table:table-row>
          <table:table-cell table:style-name="Tabelle2.A1" office:value-type="string">
            <text:p text:style-name="P9">Trello Business Class</text:p>
          </table:table-cell>
          <table:table-cell table:style-name="Tabelle2.A1" office:value-type="string">
            <text:p text:style-name="P9">50</text:p>
          </table:table-cell>
        </table:table-row>
      </table:table>
      <text:p text:style-name="P11"/>
      <text:p text:style-name="P11">Bei Trello kann man beliebig viele „Boards“ haben, auf denen Aufgaben erzeugt werden.</text:p>
      <text:p text:style-name="P11">Diese werden hier <text:s/>in der Spalte „Ideas“ erzeugt und wenn sie bearbeitet werden sollen in die „To Do“ Spalte verschoben. Wenn sie dann bearbeitet werden, kommen sie in „Doing“ und nach Abschluss in die „Done“ Spalte. </text:p>
      <text:p text:style-name="P11">Jede dieser Aufgaben ist mit einer Checkliste ausgestattet.</text:p>
      <text:p text:style-name="P11">Hier wird sie in Teilaufgaben aufgeteilt, welche die einzelnen Schritte Wiederspielgen die ausgeführt werden müssen, damit diese Aufgabe als erledigt angesehen werden kann. Außerdem kann man Kommentare zu einer Aufgabe hinterlassen und/oder ein Voting in einer Aufgabe starten.</text:p>
      <text:p text:style-name="P3"/>
      <text:p text:style-name="P5"><text:span text:style-name="T14">X.2 To Do List Zietmangement Idee:</text:span></text:p>
      <text:p text:style-name="P5">X.2.1 <text:span text:style-name="T10">MetaLab Design</text:span><text:note text:id="ftn5" text:note-class="footnote"><text:note-citation>6</text:note-citation><text:note-body><text:p text:style-name="Footnote">http://www.metalabdesign.com/company/</text:p></text:note-body></text:note>:</text:p>
      <text:p text:style-name="P3"><text:span text:style-name="T15">MetaLab Design wurde </text:span><text:s/>2006 gegründet. Das Unternehmen bietet ihr Produkt „flow“ nach einer 30 tägigen Probezeit kostenpflichtig an. Dort sind die Preisklassen nach der jeweilige Anzahl von Nutzern, <text:span text:style-name="T11">Arbeitsbereiche</text:span> und Speicherplatz gereichtet.</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14">Paket</text:p>
          </table:table-cell>
          <table:table-cell table:style-name="Tabelle3.A1" office:value-type="string">
            <text:p text:style-name="P14">Benutzer</text:p>
          </table:table-cell>
          <table:table-cell table:style-name="Tabelle3.A1" office:value-type="string">
            <text:p text:style-name="P14">Arbeitsbereiche</text:p>
          </table:table-cell>
          <table:table-cell table:style-name="Tabelle3.D1" office:value-type="string">
            <text:p text:style-name="P14">Speicherplatz</text:p>
            <text:p text:style-name="P16">(in GB)</text:p>
          </table:table-cell>
          <table:table-cell table:style-name="Tabelle3.D1" office:value-type="string">
            <text:p text:style-name="P14">Preis </text:p>
            <text:p text:style-name="P16">(in $ pro Monat)</text:p>
          </table:table-cell>
        </table:table-row>
        <table:table-row>
          <table:table-cell table:style-name="Tabelle3.A1" office:value-type="string">
            <text:h text:style-name="P26" text:outline-level="3">Basic</text:h>
          </table:table-cell>
          <table:table-cell table:style-name="Tabelle3.A1" office:value-type="string">
            <text:p text:style-name="P9">2</text:p>
          </table:table-cell>
          <table:table-cell table:style-name="Tabelle3.A1" office:value-type="string">
            <text:p text:style-name="P9">1</text:p>
          </table:table-cell>
          <table:table-cell table:style-name="Tabelle3.D1" office:value-type="string">
            <text:p text:style-name="P9">1</text:p>
          </table:table-cell>
          <table:table-cell table:style-name="Tabelle3.D1" office:value-type="string">
            <text:p text:style-name="P9">9</text:p>
          </table:table-cell>
        </table:table-row>
        <table:table-row>
          <table:table-cell table:style-name="Tabelle3.A1" office:value-type="string">
            <text:h text:style-name="P26" text:outline-level="3">Studio</text:h>
          </table:table-cell>
          <table:table-cell table:style-name="Tabelle3.A1" office:value-type="string">
            <text:p text:style-name="P9">5</text:p>
          </table:table-cell>
          <table:table-cell table:style-name="Tabelle3.A1" office:value-type="string">
            <text:p text:style-name="P9">2</text:p>
          </table:table-cell>
          <table:table-cell table:style-name="Tabelle3.D1" office:value-type="string">
            <text:p text:style-name="P9">5</text:p>
          </table:table-cell>
          <table:table-cell table:style-name="Tabelle3.D1" office:value-type="string">
            <text:p text:style-name="P9">29</text:p>
          </table:table-cell>
        </table:table-row>
        <table:table-row>
          <table:table-cell table:style-name="Tabelle3.A1" office:value-type="string">
            <text:h text:style-name="P26" text:outline-level="3">Team</text:h>
          </table:table-cell>
          <table:table-cell table:style-name="Tabelle3.A1" office:value-type="string">
            <text:p text:style-name="P9">10</text:p>
          </table:table-cell>
          <table:table-cell table:style-name="Tabelle3.A1" office:value-type="string">
            <text:p text:style-name="P9">5</text:p>
          </table:table-cell>
          <table:table-cell table:style-name="Tabelle3.D1" office:value-type="string">
            <text:p text:style-name="P9">10</text:p>
          </table:table-cell>
          <table:table-cell table:style-name="Tabelle3.D1" office:value-type="string">
            <text:p text:style-name="P9">49</text:p>
          </table:table-cell>
        </table:table-row>
        <table:table-row>
          <table:table-cell table:style-name="Tabelle3.A1" office:value-type="string">
            <text:h text:style-name="P27" text:outline-level="3">Business</text:h>
          </table:table-cell>
          <table:table-cell table:style-name="Tabelle3.A1" office:value-type="string">
            <text:p text:style-name="P9">25</text:p>
          </table:table-cell>
          <table:table-cell table:style-name="Tabelle3.A1" office:value-type="string">
            <text:p text:style-name="P9">10</text:p>
          </table:table-cell>
          <table:table-cell table:style-name="Tabelle3.D1" office:value-type="string">
            <text:p text:style-name="P9">30</text:p>
          </table:table-cell>
          <table:table-cell table:style-name="Tabelle3.D1" office:value-type="string">
            <text:p text:style-name="P9">129</text:p>
          </table:table-cell>
        </table:table-row>
        <table:table-row>
          <table:table-cell table:style-name="Tabelle3.A1" office:value-type="string">
            <text:h text:style-name="P26" text:outline-level="3">Corporate</text:h>
          </table:table-cell>
          <table:table-cell table:style-name="Tabelle3.A1" office:value-type="string">
            <text:p text:style-name="P9">50</text:p>
          </table:table-cell>
          <table:table-cell table:style-name="Tabelle3.A1" office:value-type="string">
            <text:p text:style-name="P9">15</text:p>
          </table:table-cell>
          <table:table-cell table:style-name="Tabelle3.D1" office:value-type="string">
            <text:p text:style-name="P9">60</text:p>
          </table:table-cell>
          <table:table-cell table:style-name="Tabelle3.D1" office:value-type="string">
            <text:p text:style-name="P9">249</text:p>
          </table:table-cell>
        </table:table-row>
        <table:table-row>
          <table:table-cell table:style-name="Tabelle3.A1" office:value-type="string">
            <text:p text:style-name="P9">Enterprise</text:p>
          </table:table-cell>
          <table:table-cell table:style-name="Tabelle3.A1" office:value-type="string">
            <text:p text:style-name="P9">variabel</text:p>
          </table:table-cell>
          <table:table-cell table:style-name="Tabelle3.A1" office:value-type="string">
            <text:p text:style-name="P9">variabel</text:p>
          </table:table-cell>
          <table:table-cell table:style-name="Tabelle3.D1" office:value-type="string">
            <text:p text:style-name="P9">variabel</text:p>
          </table:table-cell>
          <table:table-cell table:style-name="Tabelle3.D1" office:value-type="string">
            <text:p text:style-name="P9">individuelle Preisanfrage an die Firma</text:p>
          </table:table-cell>
        </table:table-row>
      </table:table>
      <text:p text:style-name="P3"/>
      <text:p text:style-name="P11">Hier können „Todos“ in Aufgabenlisten mit Unterlisten erstellt werden. Außerdem kann <text:s text:c="2"/>man Aufgaben an bestimmte Gruppenmitglieder zuweisen. </text:p>
      <text:p text:style-name="P11">Um eine bessere Übersichtlichkeit zu gewährleisten, können „Todos“ in <text:s/>einer Tages-, Wochen- und Monatsansicht angesehen werden.</text:p>
      <text:p text:style-name="P3"/>
      <text:p text:style-name="P11"><text:soft-page-break/>X.2.2 <text:span text:style-name="T10">6Wunderkinder</text:span><text:span text:style-name="T10"><text:note text:id="ftn6" text:note-class="footnote"><text:note-citation>7</text:note-citation><text:note-body><text:p text:style-name="P24">http://www.6wunderkinder.com/de/</text:p></text:note-body></text:note></text:span>:</text:p>
      <text:p text:style-name="P11"/>
      <text:p text:style-name="P11"><text:span text:style-name="T12">6Wunderkinder</text:span><text:span text:style-name="T10"> </text:span><text:span text:style-name="T12">i</text:span>st ein Unternehmen, welches 2010 gegründet wurde. Das Unternehmen bietet ihr Produkt „Wunderlist“ kostenfrei an. </text:p>
      <text:p text:style-name="P11">Man kann allerdings, je nach Bedürfnis, einige extra Optionen durch das Upgrade auf „Wunderlist Pro“ erwerben. </text:p>
      <text:p text:style-name="P11">Dadurch bekommt man zum Beispiel die Möglichkeit, seine Listen mit anderen zu teilen, an seine erstellten Aufgaben Dateien anzuhängen oder Kommentare zu schreiben und aus verschieden Hintergründen zu wählen<text:note text:id="ftn7" text:note-class="footnote"><text:note-citation>8</text:note-citation><text:note-body><text:p text:style-name="P24">Alle Zusatzoptionen finden Sie unter https://www.wunderlist.com/en/pro#all-features</text:p></text:note-body></text:note>. </text:p>
      <text:p text:style-name="P11"/>
      <text:p text:style-name="P11">Mit dem Upgrade auf „For Business“, gibt es für Unternehmen ebenfalls einige Sonderfeatures.</text:p>
      <text:p text:style-name="P11">Dazu zählen z. B. eine bessere Passwort Verschlüsselung und allgemeine Datensicherheit , sowie die ständige Aktualität der Daten durch <text:span text:style-name="T10">Cloud Computing</text:span><text:span text:style-name="T10"><text:note text:id="ftn8" text:note-class="footnote"><text:note-citation>9</text:note-citation><text:note-body><text:p text:style-name="P24">http://de.wikipedia.org/wiki/Cloud_Computing</text:p></text:note-body></text:note></text:span>.</text:p>
      <text:p text:style-name="P11">Preislich richtet es sich dabei immer nach der Anzahl der Nutzer in der betreffenden Firma.</text:p>
      <text:p text:style-name="P11"/>
      <table:table table:name="Tabelle4" table:style-name="Tabelle4">
        <table:table-column table:style-name="Tabelle4.A"/>
        <table:table-column table:style-name="Tabelle4.B"/>
        <table:table-column table:style-name="Tabelle4.A"/>
        <table:table-row>
          <table:table-cell table:style-name="Tabelle4.A1" office:value-type="string">
            <text:p text:style-name="P9">Upgrade</text:p>
          </table:table-cell>
          <table:table-cell table:style-name="Tabelle4.B1" office:value-type="string">
            <text:p text:style-name="P9">Benutzer</text:p>
          </table:table-cell>
          <table:table-cell table:style-name="Tabelle4.B1" office:value-type="string">
            <text:p text:style-name="P9">Preis in € pro Monat</text:p>
          </table:table-cell>
        </table:table-row>
        <table:table-row>
          <table:table-cell table:style-name="Tabelle4.A1" office:value-type="string">
            <text:p text:style-name="P9">Wunderlist Pro</text:p>
          </table:table-cell>
          <table:table-cell table:style-name="Tabelle4.B1" office:value-type="string">
            <text:p text:style-name="P9">1</text:p>
          </table:table-cell>
          <table:table-cell table:style-name="Tabelle4.B1" office:value-type="string">
            <text:p text:style-name="P9">4,49</text:p>
          </table:table-cell>
        </table:table-row>
        <table:table-row>
          <table:table-cell table:style-name="Tabelle4.A1" table:number-rows-spanned="5" office:value-type="string">
            <text:p text:style-name="P9">For Business</text:p>
          </table:table-cell>
          <table:table-cell table:style-name="Tabelle4.B1" office:value-type="string">
            <text:p text:style-name="P9">5</text:p>
          </table:table-cell>
          <table:table-cell table:style-name="Tabelle4.B1" office:value-type="string">
            <text:p text:style-name="P9">22,45</text:p>
          </table:table-cell>
        </table:table-row>
        <table:table-row>
          <table:covered-table-cell/>
          <table:table-cell table:style-name="Tabelle4.B1" office:value-type="string">
            <text:p text:style-name="P9">10</text:p>
          </table:table-cell>
          <table:table-cell table:style-name="Tabelle4.B1" office:value-type="string">
            <text:p text:style-name="P9">44,49</text:p>
          </table:table-cell>
        </table:table-row>
        <table:table-row>
          <table:covered-table-cell/>
          <table:table-cell table:style-name="Tabelle4.B1" office:value-type="string">
            <text:p text:style-name="P9">20</text:p>
          </table:table-cell>
          <table:table-cell table:style-name="Tabelle4.B1" office:value-type="string">
            <text:p text:style-name="P9">125,50</text:p>
          </table:table-cell>
        </table:table-row>
        <table:table-row table:style-name="Tabelle4.6">
          <table:covered-table-cell/>
          <table:table-cell table:style-name="Tabelle4.B1" office:value-type="string">
            <text:p text:style-name="P9">50</text:p>
          </table:table-cell>
          <table:table-cell table:style-name="Tabelle4.B1" office:value-type="string">
            <text:p text:style-name="P9">224,50</text:p>
          </table:table-cell>
        </table:table-row>
        <table:table-row>
          <table:covered-table-cell/>
          <table:table-cell table:style-name="Tabelle4.B1" office:value-type="string">
            <text:p text:style-name="P9">100</text:p>
          </table:table-cell>
          <table:table-cell table:style-name="Tabelle4.B1" office:value-type="string">
            <text:p text:style-name="P9">449</text:p>
          </table:table-cell>
        </table:table-row>
      </table:table>
      <text:p text:style-name="P11"/>
      <text:p text:style-name="P11">Bei Wunderliste werden einer können Aufgaben einer Liste/einem Projekt zugewiesen werden. </text:p>
      <text:p text:style-name="P11">Dabei ist es möglich ein Termin anzugeben, an dem sie erledigt werden müssen und man kann sie als Wichtig kennzeichnen. Tut man dies, werden sie in der Liste ganz oben <text:s/>angezeigt. </text:p>
      <text:p text:style-name="P11">Um einzelne Listen übersichtlicher zu gestalten kann man diese gefiltert anzeigen. Dabei kann man den Filter auf den aktuellen Tag, den Folgetag, die aktuelle Woche oder den aktuellen Monat einstellen. Ebenfalls ist eine Filterung nach aktiven, erledigten oder allen Aufgaben möglich.</text:p>
      <text:p text:style-name="P11"/>
      <text:p text:style-name="P11"/>
      <text:p text:style-name="P17"/>
      <text:p text:style-name="P17"/>
      <text:p text:style-name="P17"/>
      <text:p text:style-name="P17"/>
      <text:p text:style-name="P17"><text:soft-page-break/>X.3 Getting Things Done Zeitmanagement Idee:</text:p>
      <text:p text:style-name="P11"/>
      <text:p text:style-name="P11">X.3.1 <text:span text:style-name="T10">remeber the milk</text:span><text:span text:style-name="T10"><text:note text:id="ftn9" text:note-class="footnote"><text:note-citation>10</text:note-citation><text:note-body><text:p text:style-name="P24">http://www.rememberthemilk.com/</text:p></text:note-body></text:note></text:span></text:p>
      <text:p text:style-name="P11"><text:span text:style-name="T10"/></text:p>
      <text:p text:style-name="P11">Dieses Unternehmen wurde 2004 gegründet. Das Unternehmen bietet ihr gleichnamiges kostenfrei an. Für ein Upgrade auf „pro“ bekommt man einige Sonderfunktionen für die Apps für alle geläufigen Smartphones, sowie die Möglichkeit, seine daten automatisch mit Microsoft Outlook zu synchronisieren. </text:p>
      <text:p text:style-name="P11">Des weiteren hat man ein primäres Anrecht auf neue Funktionen, eine doppelte Stimmengewichtung, bei Abstimmungen im Forum zu Produktideen und bevorzugten Service beim Support. Für diese Erweiterung gibt es einen Festpreis in Höhe von 25$, welcher jährlich gezahlt werden muss.</text:p>
      <text:p text:style-name="P11"/>
      <text:p text:style-name="P11">Bei remember the milk werden Aufgaben einer Liste zugewiesen. Diesen aufgaben kann ein Zeitpunkt oder eine Wiederholung zugewiesen werden. Außerdem kann man ihnen eine Tags, einen Ort, eine geschätzte Dauer, eine Priorität von 3 bis 1. </text:p>
      <text:p text:style-name="P11"/>
      <text:p text:style-name="P11">X.3.2 <text:span text:style-name="T10">Nirvanahq</text:span><text:span text:style-name="T10"><text:note text:id="ftn10" text:note-class="footnote"><text:note-citation>11</text:note-citation><text:note-body><text:p text:style-name="P24">https://www.nirvanahq.com</text:p></text:note-body></text:note></text:span>: </text:p>
      <text:p text:style-name="P11"/>
      <text:p text:style-name="P19"><text:span text:style-name="Absatz-Standardschriftart"><text:span text:style-name="T1">Dies ist ein Unternehmen, welches 2012 gegründet wurde. </text:span></text:span></text:p>
      <text:p text:style-name="P19"><text:span text:style-name="Absatz-Standardschriftart"><text:span text:style-name="T1">Das Unternehmen stellt ihr Produkt „Nirvana for GTD“ kostenlos zur Verfügung, jedoch nur im limitieren Bereich.</text:span></text:span></text:p>
      <text:p text:style-name="P19"><text:span text:style-name="Absatz-Standardschriftart"><text:span text:style-name="T1">Dies merkt man z. B. an der Begrenzung auf 2 Arbeitsbereiche. Wenn man mehr benötigt muss man ein Upgrade auf „Plus“, für </text:span></text:span><text:span text:style-name="Absatz-Standardschriftart"><text:span text:style-name="T2">5$ pro Monat, vollziehen</text:span></text:span><text:span text:style-name="Absatz-Standardschriftart"><text:span text:style-name="T1">. Dies hat den Vorteil von unlimitierten Arbeitsbereichen, </text:span></text:span><text:span text:style-name="Absatz-Standardschriftart"><text:span text:style-name="T2">Areas,</text:span></text:span><text:span text:style-name="Absatz-Standardschriftart"><text:span text:style-name="T1"> </text:span></text:span><text:span text:style-name="Absatz-Standardschriftart"><text:span text:style-name="T2">Projekten und Referenz Listen.</text:span></text:span></text:p>
      <text:p text:style-name="P8"/>
      <text:p text:style-name="P19"><text:span text:style-name="Absatz-Standardschriftart"><text:span text:style-name="T2">Bei Nirvana for GTD</text:span></text:span><text:span text:style-name="Absatz-Standardschriftart"><text:span text:style-name="T9"> können </text:span></text:span><text:span text:style-name="Absatz-Standardschriftart"><text:span text:style-name="T2">Aufgaben, sogenannte „Task“, einem Projekt zugewiesen werden. Diesen Tasks kann man ein Termin geben, an dem er erledigt werden muss, oder auch einen Termin an dem man plant fertig zu sein. Bei letzterem kann man, sollte man feststellen das die erwartete Zeit nicht gereicht hat, zusätzliche Tage hinzufügen. </text:span></text:span></text:p>
      <text:p text:style-name="P19"><text:span text:style-name="Absatz-Standardschriftart"><text:span text:style-name="T2"/></text:span></text:p>
      <text:p text:style-name="P19"><text:span text:style-name="Absatz-Standardschriftart"><text:span text:style-name="T2">Die Projekte kann man bestimmten Areas (z.B. EDV und Marketing) zuweisen, welche wiederum in Arbeitsbereichen (z. B. Privat und Arbeit) erstellt werden. <text:s/></text:span></text:span></text:p>
      <text:p text:style-name="P19"><text:span text:style-name="Absatz-Standardschriftart"><text:span text:style-name="T2">Des weiteren ist es möglich, sich eine Liste anzuschauen die alle aktiven bzw. inaktiven Projekte anzeigt. <text:s/>Im Fall der inaktiven sieht man dann auch Informationen darüber, wann und von wem es abgeschlossen wur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Absatz-Standardschriftart" style:family="text"/>
    <style:style style:name="Fett" style:family="text" style:parent-style-name="Absatz-Standardschriftart">
      <style:text-properties fo:font-weight="bold" style:font-weight-asian="bold"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Jan-work</meta:initial-creator>
    <meta:creation-date>2014-04-14T10:22:00Z</meta:creation-date>
    <dc:date>2014-04-27T20:41:39.27</dc:date>
    <meta:editing-cycles>101</meta:editing-cycles>
    <meta:editing-duration>PT5H10M29S</meta:editing-duration>
    <meta:document-statistic meta:table-count="4" meta:image-count="0" meta:object-count="0" meta:page-count="5" meta:paragraph-count="151" meta:word-count="1363" meta:character-count="9370"/>
    <meta:template xlink:type="simple" xlink:actuate="onRequest" xlink:title="" xlink:href="file:///C:/Users/PinkPanther/AppData/Local/Temp/Marktanalyse%201%20durchführen.odt/Normal"/>
  </office:meta>
</office:document-meta>
</file>